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標準" style:font-family-generic="modern" style:font-pitch="fixed"/>
    <style:font-face style:name="IPAゴシック" svg:font-family="IPAゴシック" style:font-adornments="太字" style:font-family-generic="modern" style:font-pitch="fixed"/>
    <style:font-face style:name="IPA明朝" svg:font-family="IPA明朝" style:font-adornments="太字" style:font-family-generic="roman" style:font-pitch="fixed"/>
    <style:font-face style:name="IPA明朝1" svg:font-family="IPA明朝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1" style:family="table">
      <style:table-properties style:width="17.009cm" fo:margin-left="0cm" fo:margin-top="0cm" fo:margin-bottom="0.3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1.741cm"/>
    </style:style>
    <style:style style:name="表1.C" style:family="table-column">
      <style:table-column-properties style:column-width="5.103cm"/>
    </style:style>
    <style:style style:name="表1.D" style:family="table-column">
      <style:table-column-properties style:column-width="5.916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.4" style:family="table-row">
      <style:table-row-properties style:min-row-height="2.09cm"/>
    </style:style>
    <style:style style:name="表1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" style:family="table">
      <style:table-properties style:width="17.009cm" fo:margin-left="0cm" fo:margin-top="0cm" fo:margin-bottom="0.3cm" table:align="left"/>
    </style:style>
    <style:style style:name="表2.A" style:family="table-column">
      <style:table-column-properties style:column-width="4.249cm"/>
    </style:style>
    <style:style style:name="表2.B" style:family="table-column">
      <style:table-column-properties style:column-width="1.741cm"/>
    </style:style>
    <style:style style:name="表2.C" style:family="table-column">
      <style:table-column-properties style:column-width="5.103cm"/>
    </style:style>
    <style:style style:name="表2.D" style:family="table-column">
      <style:table-column-properties style:column-width="5.916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009cm" fo:margin-left="0cm" fo:margin-top="0cm" fo:margin-bottom="0.3cm" table:align="left"/>
    </style:style>
    <style:style style:name="表3.A" style:family="table-column">
      <style:table-column-properties style:column-width="4.249cm"/>
    </style:style>
    <style:style style:name="表3.B" style:family="table-column">
      <style:table-column-properties style:column-width="1.741cm"/>
    </style:style>
    <style:style style:name="表3.C" style:family="table-column">
      <style:table-column-properties style:column-width="5.103cm"/>
    </style:style>
    <style:style style:name="表3.D" style:family="table-column">
      <style:table-column-properties style:column-width="5.916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009cm" fo:margin-left="0cm" fo:margin-top="0cm" fo:margin-bottom="0.3cm" table:align="left"/>
    </style:style>
    <style:style style:name="表5.A" style:family="table-column">
      <style:table-column-properties style:column-width="4.249cm"/>
    </style:style>
    <style:style style:name="表5.B" style:family="table-column">
      <style:table-column-properties style:column-width="1.741cm"/>
    </style:style>
    <style:style style:name="表5.C" style:family="table-column">
      <style:table-column-properties style:column-width="5.103cm"/>
    </style:style>
    <style:style style:name="表5.D" style:family="table-column">
      <style:table-column-properties style:column-width="5.916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009cm" fo:margin-left="0cm" fo:margin-top="0cm" fo:margin-bottom="0.3cm" table:align="left"/>
    </style:style>
    <style:style style:name="表4.A" style:family="table-column">
      <style:table-column-properties style:column-width="4.249cm"/>
    </style:style>
    <style:style style:name="表4.B" style:family="table-column">
      <style:table-column-properties style:column-width="1.741cm"/>
    </style:style>
    <style:style style:name="表4.C" style:family="table-column">
      <style:table-column-properties style:column-width="5.103cm"/>
    </style:style>
    <style:style style:name="表4.D" style:family="table-column">
      <style:table-column-properties style:column-width="5.916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D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09cm" fo:margin-left="0cm" fo:margin-top="0cm" fo:margin-bottom="0.3cm" table:align="left"/>
    </style:style>
    <style:style style:name="表6.A" style:family="table-column">
      <style:table-column-properties style:column-width="5.119cm"/>
    </style:style>
    <style:style style:name="表6.B" style:family="table-column">
      <style:table-column-properties style:column-width="5.974cm"/>
    </style:style>
    <style:style style:name="表6.C" style:family="table-column">
      <style:table-column-properties style:column-width="5.916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C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fdb7ee9" style:language-asian="ja" style:country-asian="JP"/>
    </style:style>
    <style:style style:name="P2" style:family="paragraph" style:parent-style-name="Table_20_Contents">
      <style:text-properties style:language-asian="ja" style:country-asian="JP"/>
    </style:style>
    <style:style style:name="P3" style:family="paragraph" style:parent-style-name="Table_20_Contents">
      <style:text-properties officeooo:rsid="32429ab6" officeooo:paragraph-rsid="32429ab6" style:language-asian="ja" style:country-asian="JP"/>
    </style:style>
    <style:style style:name="P4" style:family="paragraph" style:parent-style-name="Table_20_Contents">
      <style:text-properties officeooo:rsid="32429ab6" officeooo:paragraph-rsid="3257236b" style:language-asian="ja" style:country-asian="JP"/>
    </style:style>
    <style:style style:name="P5" style:family="paragraph" style:parent-style-name="Table_20_Contents">
      <style:text-properties officeooo:rsid="32429ab6" officeooo:paragraph-rsid="3267b027" style:language-asian="ja" style:country-asian="JP"/>
    </style:style>
    <style:style style:name="P6" style:family="paragraph" style:parent-style-name="Table_20_Contents">
      <style:text-properties officeooo:rsid="32429ab6" officeooo:paragraph-rsid="32864219" style:language-asian="ja" style:country-asian="JP"/>
    </style:style>
    <style:style style:name="P7" style:family="paragraph" style:parent-style-name="Table_20_Contents">
      <style:text-properties officeooo:rsid="32429ab6" officeooo:paragraph-rsid="33596b3b" style:language-asian="ja" style:country-asian="JP"/>
    </style:style>
    <style:style style:name="P8" style:family="paragraph" style:parent-style-name="Table_20_Contents">
      <style:text-properties officeooo:rsid="32429ab6" officeooo:paragraph-rsid="3363a1a6" style:language-asian="ja" style:country-asian="JP"/>
    </style:style>
    <style:style style:name="P9" style:family="paragraph" style:parent-style-name="Table_20_Contents">
      <style:text-properties officeooo:rsid="324c0b0d" officeooo:paragraph-rsid="324c0b0d" style:language-asian="ja" style:country-asian="JP"/>
    </style:style>
    <style:style style:name="P10" style:family="paragraph" style:parent-style-name="Table_20_Contents">
      <style:text-properties officeooo:rsid="324c9352" officeooo:paragraph-rsid="324c9352" style:language-asian="ja" style:country-asian="JP"/>
    </style:style>
    <style:style style:name="P11" style:family="paragraph" style:parent-style-name="Table_20_Contents">
      <style:text-properties officeooo:rsid="324c9352" officeooo:paragraph-rsid="3257236b" style:language-asian="ja" style:country-asian="JP"/>
    </style:style>
    <style:style style:name="P12" style:family="paragraph" style:parent-style-name="Table_20_Contents">
      <style:text-properties officeooo:rsid="324c9352" officeooo:paragraph-rsid="3267b027" style:language-asian="ja" style:country-asian="JP"/>
    </style:style>
    <style:style style:name="P13" style:family="paragraph" style:parent-style-name="Table_20_Contents">
      <style:text-properties officeooo:rsid="324c9352" officeooo:paragraph-rsid="32864219" style:language-asian="ja" style:country-asian="JP"/>
    </style:style>
    <style:style style:name="P14" style:family="paragraph" style:parent-style-name="Table_20_Contents">
      <style:text-properties officeooo:rsid="324c9352" officeooo:paragraph-rsid="33596b3b" style:language-asian="ja" style:country-asian="JP"/>
    </style:style>
    <style:style style:name="P15" style:family="paragraph" style:parent-style-name="Table_20_Contents">
      <style:text-properties officeooo:paragraph-rsid="3257236b" style:language-asian="ja" style:country-asian="JP"/>
    </style:style>
    <style:style style:name="P16" style:family="paragraph" style:parent-style-name="Table_20_Contents">
      <style:text-properties officeooo:paragraph-rsid="3267b027" style:language-asian="ja" style:country-asian="JP"/>
    </style:style>
    <style:style style:name="P17" style:family="paragraph" style:parent-style-name="Table_20_Contents">
      <style:text-properties officeooo:paragraph-rsid="32864219" style:language-asian="ja" style:country-asian="JP"/>
    </style:style>
    <style:style style:name="P18" style:family="paragraph" style:parent-style-name="Table_20_Contents">
      <style:text-properties officeooo:rsid="32ba2656" officeooo:paragraph-rsid="32ba2656" style:language-asian="ja" style:country-asian="JP"/>
    </style:style>
    <style:style style:name="P19" style:family="paragraph" style:parent-style-name="Table_20_Contents">
      <style:text-properties officeooo:paragraph-rsid="33596b3b" style:language-asian="ja" style:country-asian="JP"/>
    </style:style>
    <style:style style:name="P20" style:family="paragraph" style:parent-style-name="Table_20_Contents">
      <style:text-properties officeooo:paragraph-rsid="3363a1a6" style:language-asian="ja" style:country-asian="JP"/>
    </style:style>
    <style:style style:name="P21" style:family="paragraph" style:parent-style-name="Table_20_Contents">
      <style:text-properties officeooo:rsid="336573e3" officeooo:paragraph-rsid="336573e3" style:language-asian="ja" style:country-asian="JP"/>
    </style:style>
    <style:style style:name="P22" style:family="paragraph" style:parent-style-name="Table_20_Contents">
      <style:text-properties officeooo:rsid="33c57efe" officeooo:paragraph-rsid="33c57efe" style:language-asian="ja" style:country-asian="JP"/>
    </style:style>
    <style:style style:name="P23" style:family="paragraph" style:parent-style-name="Table_20_Contents">
      <style:text-properties officeooo:rsid="33c9e58e" officeooo:paragraph-rsid="33c9e58e" style:language-asian="ja" style:country-asian="JP"/>
    </style:style>
    <style:style style:name="P24" style:family="paragraph" style:parent-style-name="Table_20_Contents">
      <style:text-properties officeooo:rsid="32429ab6" officeooo:paragraph-rsid="32429ab6"/>
    </style:style>
    <style:style style:name="P25" style:family="paragraph" style:parent-style-name="Table_20_Contents">
      <style:text-properties officeooo:rsid="32429ab6" officeooo:paragraph-rsid="3257236b"/>
    </style:style>
    <style:style style:name="P26" style:family="paragraph" style:parent-style-name="Table_20_Contents">
      <style:text-properties officeooo:rsid="32429ab6" officeooo:paragraph-rsid="3267b027"/>
    </style:style>
    <style:style style:name="P27" style:family="paragraph" style:parent-style-name="Table_20_Contents">
      <style:text-properties officeooo:rsid="32429ab6" officeooo:paragraph-rsid="32864219"/>
    </style:style>
    <style:style style:name="P28" style:family="paragraph" style:parent-style-name="Table_20_Contents">
      <style:text-properties officeooo:rsid="32429ab6" officeooo:paragraph-rsid="33596b3b"/>
    </style:style>
    <style:style style:name="P29" style:family="paragraph" style:parent-style-name="Table_20_Contents">
      <style:text-properties officeooo:rsid="324c0b0d" officeooo:paragraph-rsid="324c0b0d"/>
    </style:style>
    <style:style style:name="P30" style:family="paragraph" style:parent-style-name="Table_20_Contents">
      <style:text-properties officeooo:rsid="3257236b" officeooo:paragraph-rsid="3257236b"/>
    </style:style>
    <style:style style:name="P31" style:family="paragraph" style:parent-style-name="Table_20_Contents">
      <style:text-properties officeooo:rsid="3267b027" officeooo:paragraph-rsid="3267b027"/>
    </style:style>
    <style:style style:name="P32" style:family="paragraph" style:parent-style-name="Table_20_Contents">
      <style:text-properties officeooo:rsid="3272241c" officeooo:paragraph-rsid="3272241c"/>
    </style:style>
    <style:style style:name="P33" style:family="paragraph" style:parent-style-name="Table_20_Contents">
      <style:text-properties officeooo:rsid="3287cb6d" officeooo:paragraph-rsid="3287cb6d"/>
    </style:style>
    <style:style style:name="P34" style:family="paragraph" style:parent-style-name="Table_20_Contents">
      <style:text-properties officeooo:rsid="33596b3b" officeooo:paragraph-rsid="33596b3b"/>
    </style:style>
    <style:style style:name="P35" style:family="paragraph" style:parent-style-name="Table_20_Contents">
      <style:text-properties officeooo:rsid="335aea16" officeooo:paragraph-rsid="335aea16"/>
    </style:style>
    <style:style style:name="P36" style:family="paragraph" style:parent-style-name="Table_20_Contents">
      <style:text-properties officeooo:rsid="336573e3" officeooo:paragraph-rsid="336573e3"/>
    </style:style>
    <style:style style:name="P37" style:family="paragraph" style:parent-style-name="Table_20_Contents">
      <style:text-properties officeooo:rsid="336b87a9" officeooo:paragraph-rsid="336b87a9"/>
    </style:style>
    <style:style style:name="P38" style:family="paragraph" style:parent-style-name="Table_20_Contents">
      <style:text-properties officeooo:rsid="336bb7cc" officeooo:paragraph-rsid="336bb7cc"/>
    </style:style>
    <style:style style:name="P39" style:family="paragraph" style:parent-style-name="Table_20_Contents">
      <style:text-properties officeooo:rsid="336d88d3" officeooo:paragraph-rsid="336d88d3"/>
    </style:style>
    <style:style style:name="P40" style:family="paragraph" style:parent-style-name="Table_20_Contents">
      <style:text-properties officeooo:rsid="336e3602" officeooo:paragraph-rsid="336e3602"/>
    </style:style>
    <style:style style:name="P41" style:family="paragraph" style:parent-style-name="Text_20_body">
      <style:text-properties style:language-asian="ja" style:country-asian="JP"/>
    </style:style>
    <style:style style:name="P42" style:family="paragraph" style:parent-style-name="Text_20_body">
      <style:text-properties officeooo:rsid="3280b45d" officeooo:paragraph-rsid="3342261a" style:language-asian="ja" style:country-asian="JP"/>
    </style:style>
    <style:style style:name="P43" style:family="paragraph" style:parent-style-name="Text_20_body">
      <style:paragraph-properties fo:text-align="end" style:justify-single-word="false"/>
      <style:text-properties officeooo:paragraph-rsid="119c02da" style:language-asian="ja" style:country-asian="JP"/>
    </style:style>
    <style:style style:name="P44" style:family="paragraph" style:parent-style-name="Text_20_body">
      <style:text-properties officeooo:paragraph-rsid="33c57efe" style:language-asian="ja" style:country-asian="JP"/>
    </style:style>
    <style:style style:name="P45" style:family="paragraph" style:parent-style-name="Text_20_body">
      <style:text-properties officeooo:paragraph-rsid="33d343cd" style:language-asian="ja" style:country-asian="JP"/>
    </style:style>
    <style:style style:name="P46" style:family="paragraph" style:parent-style-name="Text_20_body">
      <style:text-properties officeooo:paragraph-rsid="33596b3b" style:language-asian="ja" style:country-asian="JP"/>
    </style:style>
    <style:style style:name="P47" style:family="paragraph" style:parent-style-name="Text_20_body">
      <style:text-properties officeooo:rsid="33fea5d0" officeooo:paragraph-rsid="33fea5d0" style:language-asian="ja" style:country-asian="JP"/>
    </style:style>
    <style:style style:name="P48" style:family="paragraph" style:parent-style-name="Text_20_body">
      <style:text-properties fo:font-weight="normal" style:font-weight-asian="normal" style:font-weight-complex="normal"/>
    </style:style>
    <style:style style:name="P49" style:family="paragraph" style:parent-style-name="Text_20_body">
      <style:text-properties fo:font-weight="normal" officeooo:paragraph-rsid="334d0e65" style:language-asian="ja" style:country-asian="JP" style:font-weight-asian="normal" style:font-weight-complex="normal"/>
    </style:style>
    <style:style style:name="P50" style:family="paragraph" style:parent-style-name="Text_20_body">
      <style:text-properties officeooo:paragraph-rsid="33cf3030"/>
    </style:style>
    <style:style style:name="P51" style:family="paragraph" style:parent-style-name="記述例">
      <style:text-properties officeooo:rsid="33fa1f93" officeooo:paragraph-rsid="33fa1f93"/>
    </style:style>
    <style:style style:name="P52" style:family="paragraph" style:parent-style-name="Heading_20_1">
      <style:text-properties officeooo:paragraph-rsid="34008eee"/>
    </style:style>
    <style:style style:name="P53" style:family="paragraph" style:parent-style-name="Heading_20_1">
      <style:text-properties officeooo:paragraph-rsid="340cf313"/>
    </style:style>
    <style:style style:name="P54" style:family="paragraph" style:parent-style-name="Heading_20_1">
      <style:paragraph-properties fo:margin-top="0.148cm" fo:margin-bottom="0.215cm" style:contextual-spacing="false"/>
    </style:style>
    <style:style style:name="P55" style:family="paragraph" style:parent-style-name="Title" style:master-page-name="Standard">
      <style:paragraph-properties style:page-number="auto"/>
      <style:text-properties officeooo:rsid="307eaf92" officeooo:paragraph-rsid="307eaf92" style:language-asian="ja" style:country-asian="JP"/>
    </style:style>
    <style:style style:name="P56" style:family="paragraph" style:parent-style-name="Text_20_body">
      <style:text-properties officeooo:rsid="331346e5" officeooo:paragraph-rsid="33bf21b5" style:language-asian="ja" style:country-asian="JP"/>
    </style:style>
    <style:style style:name="P57" style:family="paragraph" style:parent-style-name="Text_20_body" style:list-style-name="L1"/>
    <style:style style:name="P58" style:family="paragraph" style:parent-style-name="Heading_20_3">
      <style:text-properties officeooo:paragraph-rsid="33596b3b"/>
    </style:style>
    <style:style style:name="T1" style:family="text">
      <style:text-properties officeooo:rsid="2b9fe595"/>
    </style:style>
    <style:style style:name="T2" style:family="text">
      <style:text-properties officeooo:rsid="33be4ff4"/>
    </style:style>
    <style:style style:name="T3" style:family="text">
      <style:text-properties style:language-asian="ja" style:country-asian="JP"/>
    </style:style>
    <style:style style:name="T4" style:family="text">
      <style:text-properties officeooo:rsid="323c45ea" style:language-asian="ja" style:country-asian="JP"/>
    </style:style>
    <style:style style:name="T5" style:family="text">
      <style:text-properties officeooo:rsid="323cb5a6" style:language-asian="ja" style:country-asian="JP"/>
    </style:style>
    <style:style style:name="T6" style:family="text">
      <style:text-properties officeooo:rsid="335c1119" style:language-asian="ja" style:country-asian="JP"/>
    </style:style>
    <style:style style:name="T7" style:family="text">
      <style:text-properties officeooo:rsid="33bfec81" style:language-asian="ja" style:country-asian="JP"/>
    </style:style>
    <style:style style:name="T8" style:family="text">
      <style:text-properties officeooo:rsid="33cbb369" style:language-asian="ja" style:country-asian="JP"/>
    </style:style>
    <style:style style:name="T9" style:family="text">
      <style:text-properties officeooo:rsid="33cf3030" style:language-asian="ja" style:country-asian="JP"/>
    </style:style>
    <style:style style:name="T10" style:family="text">
      <style:text-properties officeooo:rsid="33d15f16" style:language-asian="ja" style:country-asian="JP"/>
    </style:style>
    <style:style style:name="T11" style:family="text">
      <style:text-properties officeooo:rsid="34058050" style:language-asian="ja" style:country-asian="JP"/>
    </style:style>
    <style:style style:name="T12" style:family="text">
      <style:text-properties fo:font-style="italic" officeooo:rsid="332b5b31" style:font-style-asian="italic" style:font-style-complex="italic"/>
    </style:style>
    <style:style style:name="T13" style:family="text">
      <style:text-properties fo:font-style="italic" officeooo:rsid="332e0ef0" style:font-style-asian="italic" style:font-style-complex="italic"/>
    </style:style>
    <style:style style:name="T14" style:family="text">
      <style:text-properties officeooo:rsid="324df34e"/>
    </style:style>
    <style:style style:name="T15" style:family="text">
      <style:text-properties officeooo:rsid="332b5b31"/>
    </style:style>
    <style:style style:name="T16" style:family="text">
      <style:text-properties officeooo:rsid="3280eed3"/>
    </style:style>
    <style:style style:name="T17" style:family="text">
      <style:text-properties officeooo:rsid="332e0ef0"/>
    </style:style>
    <style:style style:name="T18" style:family="text">
      <style:text-properties officeooo:rsid="3358cb40"/>
    </style:style>
    <style:style style:name="T19" style:family="text">
      <style:text-properties officeooo:rsid="335aea16"/>
    </style:style>
    <style:style style:name="T20" style:family="text">
      <style:text-properties officeooo:rsid="335f6660"/>
    </style:style>
    <style:style style:name="T21" style:family="text">
      <style:text-properties officeooo:rsid="336d88d3"/>
    </style:style>
    <style:style style:name="T22" style:family="text">
      <style:text-properties officeooo:rsid="33a77e1d"/>
    </style:style>
    <style:style style:name="T23" style:family="text">
      <style:text-properties officeooo:rsid="33bf21b5"/>
    </style:style>
    <style:style style:name="T24" style:family="text">
      <style:text-properties officeooo:rsid="33bfec81"/>
    </style:style>
    <style:style style:name="T25" style:family="text">
      <style:text-properties officeooo:rsid="33c28c43"/>
    </style:style>
    <style:style style:name="T26" style:family="text">
      <style:text-properties officeooo:rsid="33c6702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/>
    </style:style>
    <style:style style:name="T29" style:family="text">
      <style:text-properties officeooo:rsid="33d343cd"/>
    </style:style>
    <style:style style:name="T30" style:family="text">
      <style:text-properties officeooo:rsid="33d6e99d"/>
    </style:style>
    <style:style style:name="T31" style:family="text">
      <style:text-properties officeooo:rsid="33db2363"/>
    </style:style>
    <style:style style:name="T32" style:family="text">
      <style:text-properties officeooo:rsid="33e68415"/>
    </style:style>
    <style:style style:name="T33" style:family="text">
      <style:text-properties officeooo:rsid="33e6a01c"/>
    </style:style>
    <style:style style:name="T34" style:family="text">
      <style:text-properties officeooo:rsid="33e76295"/>
    </style:style>
    <style:style style:name="T35" style:family="text">
      <style:text-properties officeooo:rsid="33f202cc"/>
    </style:style>
    <style:style style:name="T36" style:family="text">
      <style:text-properties officeooo:rsid="33f675e7"/>
    </style:style>
    <style:style style:name="T37" style:family="text">
      <style:text-properties officeooo:rsid="33fd14fe"/>
    </style:style>
    <style:style style:name="T38" style:family="text">
      <style:text-properties officeooo:rsid="34012065"/>
    </style:style>
    <style:style style:name="T39" style:family="text">
      <style:text-properties officeooo:rsid="34058050"/>
    </style:style>
    <style:style style:name="T40" style:family="text">
      <style:text-properties officeooo:rsid="34069fab"/>
    </style:style>
    <style:style style:name="T41" style:family="text">
      <style:text-properties officeooo:rsid="340c75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インタラクション<text:span text:style-name="T23">API仕様書</text:span></text:p>
      <text:h text:style-name="P54" text:outline-level="1">概要</text:h>
      <text:p text:style-name="P56">本書はインタラクティブ操作に<text:span text:style-name="T41">おける</text:span>APIを定める。インタラクティブ操作では<text:span text:style-name="T41">、アクションルール内でワーキングディレクトリに対する各種の操作（ファイル取得、作成、削除、一覧）が可能である。これを利用すれば処理において多様なユーザとのやりとりを実現出来る。</text:span></text:p>
      <text:h text:style-name="P53" text:outline-level="1">操作の基本</text:h>
      <text:h text:style-name="Heading_20_2" text:outline-level="2">パラメータの渡し方</text:h>
      <text:p text:style-name="P50"><text:span text:style-name="T3">パラメータの渡し方は</text:span><text:span text:style-name="T8">application/x-www-form-urlencoded（RFC1866 </text:span><text:span text:style-name="T9">Hypertext Markup Language - 2.0, </text:span><text:span text:style-name="T8">8.2.1. The form-urlencoded Media Type）かmultipart/form-data（RFC2388 </text:span><text:span text:style-name="T28">Returning Values from Forms: <text:s/>multipart/form-data</text:span><text:span text:style-name="T8">）かのいずれかを想定している。</text:span><text:span text:style-name="T10">CGI実行も含めて他の渡し方をする必要がある場合には、検証が必要である。</text:span></text:p>
      <text:h text:style-name="Heading_20_2" text:outline-level="2">操作結果の妥当性の<text:span text:style-name="T3">確認方法</text:span></text:h>
      <text:p text:style-name="P45">操作に成功した場合、<text:span text:style-name="T29">2xx系のHTTPステータスが返却される。パラメータ等の呼び出し方に問題がある場合、4xx系が返却される。サーバ側で問題が発生した場合、5xx系が返却される。</text:span></text:p>
      <text:h text:style-name="Heading_20_1" text:outline-level="1">操作一覧</text:h>
      <text:list xml:id="list8386689033064054401" text:style-name="L1">
        <text:list-item>
          <text:p text:style-name="P57">終了通知操作</text:p>
        </text:list-item>
        <text:list-item>
          <text:p text:style-name="P57">ファイル取得操作</text:p>
        </text:list-item>
        <text:list-item>
          <text:p text:style-name="P57">ファイル作成操作</text:p>
        </text:list-item>
        <text:list-item>
          <text:p text:style-name="P57">ファイル削除操作</text:p>
        </text:list-item>
        <text:list-item>
          <text:p text:style-name="P57">ファイル一覧操作</text:p>
        </text:list-item>
      </text:list>
      <text:h text:style-name="Heading_20_1" text:outline-level="1">終了通知<text:span text:style-name="T3">操作（</text:span><text:span text:style-name="T7">pione-</text:span><text:span text:style-name="T4">action=finish</text:span><text:span text:style-name="T3">）</text:span></text:h>
      <text:p text:style-name="P44">インタラクティブ操作の終了を通知する操作である。</text:p>
      <text:h text:style-name="Heading_20_2" text:outline-level="2">URL</text:h>
      <text:p text:style-name="P42">./ （正確には./以下であればどこでも良いので、通常「?<text:span text:style-name="T25">pione-action=finish</text:span>」だけで良い）</text:p>
      <text:h text:style-name="Heading_20_2" text:outline-level="2">パラメータ</text:h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2">パラメータ名</text:p>
          </table:table-cell>
          <table:table-cell table:style-name="表1.A1" office:value-type="string">
            <text:p text:style-name="P10">区分</text:p>
          </table:table-cell>
          <table:table-cell table:style-name="表1.A1" office:value-type="string">
            <text:p text:style-name="P3">値</text:p>
          </table:table-cell>
          <table:table-cell table:style-name="表1.D1" office:value-type="string">
            <text:p text:style-name="P2">説明</text:p>
          </table:table-cell>
        </table:table-row>
        <table:table-row>
          <table:table-cell table:style-name="表1.A2" office:value-type="string">
            <text:p text:style-name="P24"><text:span text:style-name="T24">pione-</text:span>action</text:p>
          </table:table-cell>
          <table:table-cell table:style-name="表1.A2" office:value-type="string">
            <text:p text:style-name="P3">必須</text:p>
          </table:table-cell>
          <table:table-cell table:style-name="表1.A2" office:value-type="string">
            <text:p text:style-name="P24">finish</text:p>
          </table:table-cell>
          <table:table-cell table:style-name="表1.D2" office:value-type="string">
            <text:p text:style-name="P2">終了通知を行う。通知以降はページにアクセス出来なくなる。</text:p>
          </table:table-cell>
        </table:table-row>
        <table:table-row>
          <table:table-cell table:style-name="表1.A2" office:value-type="string">
            <text:p text:style-name="P24"><text:span text:style-name="T24">pione-</text:span>result</text:p>
          </table:table-cell>
          <table:table-cell table:style-name="表1.A2" office:value-type="string">
            <text:p text:style-name="P2">任意</text:p>
          </table:table-cell>
          <table:table-cell table:style-name="表1.A2" office:value-type="string">
            <text:p text:style-name="P2">任意の文字列</text:p>
          </table:table-cell>
          <table:table-cell table:style-name="表1.D2" office:value-type="string">
            <text:p text:style-name="P3">pione-interactiveコマンドから出力される。</text:p>
          </table:table-cell>
        </table:table-row>
        <table:table-row table:style-name="表1.4">
          <table:table-cell table:style-name="表1.A2" office:value-type="string">
            <text:p text:style-name="P29"><text:span text:style-name="T24">pione-</text:span>status</text:p>
          </table:table-cell>
          <table:table-cell table:style-name="表1.A2" office:value-type="string">
            <text:p text:style-name="P9">任意</text:p>
          </table:table-cell>
          <table:table-cell table:style-name="表1.A2" office:value-type="string">
            <text:p text:style-name="P9">success <text:span text:style-name="T19">|</text:span> fai<text:span text:style-name="T38">lure</text:span>　（省略時success）</text:p>
          </table:table-cell>
          <table:table-cell table:style-name="表1.D4" office:value-type="string">
            <text:p text:style-name="P3">成功時には<text:span text:style-name="T14">success、失敗時にはfailureを指定する。pione-interactiveコマンドの終了コードをこの値により決定する（成功時0, 失敗時1）。</text:span></text:p>
          </table:table-cell>
        </table:table-row>
      </table:table>
      <text:h text:style-name="Heading_20_2" text:outline-level="2">返却結果</text:h>
      <text:p text:style-name="P41">なし</text:p>
      <text:h text:style-name="Heading_20_1" text:outline-level="1"><text:soft-page-break/>ファイル取得<text:span text:style-name="T3">操作（</text:span><text:span text:style-name="T11">pione-</text:span><text:span text:style-name="T5">action=get</text:span><text:span text:style-name="T3">）</text:span></text:h>
      <text:p text:style-name="P41">ファイルの取得もしくは<text:span text:style-name="T26">CGI実行の結果を取得する操作である。実行可能であればCGIとして実行した結果が得られ、実行不可であればファイルの内容が得られる。</text:span></text:p>
      <text:h text:style-name="Heading_20_2" text:outline-level="2">URL</text:h>
      <text:p text:style-name="P48">./<text:span text:style-name="T12">path</text:span><text:span text:style-name="T15">/</text:span><text:span text:style-name="T12">to</text:span><text:span text:style-name="T15">/</text:span><text:span text:style-name="T12">file</text:span></text:p>
      <text:h text:style-name="Heading_20_2" text:outline-level="2">パラメータ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string">
            <text:p text:style-name="P15">パラメータ名</text:p>
          </table:table-cell>
          <table:table-cell table:style-name="表2.A1" office:value-type="string">
            <text:p text:style-name="P11">区分</text:p>
          </table:table-cell>
          <table:table-cell table:style-name="表2.A1" office:value-type="string">
            <text:p text:style-name="P4">値</text:p>
          </table:table-cell>
          <table:table-cell table:style-name="表2.D1" office:value-type="string">
            <text:p text:style-name="P15">説明</text:p>
          </table:table-cell>
        </table:table-row>
        <table:table-row>
          <table:table-cell table:style-name="表2.A2" office:value-type="string">
            <text:p text:style-name="P25"><text:span text:style-name="T30">pione-</text:span>action</text:p>
          </table:table-cell>
          <table:table-cell table:style-name="表2.A2" office:value-type="string">
            <text:p text:style-name="P4">任意</text:p>
          </table:table-cell>
          <table:table-cell table:style-name="表2.A2" office:value-type="string">
            <text:p text:style-name="P30">get</text:p>
          </table:table-cell>
          <table:table-cell table:style-name="表2.D2" office:value-type="string">
            <text:p text:style-name="P15">ファイルの取得を行う。</text:p>
          </table:table-cell>
        </table:table-row>
        <table:table-row>
          <table:table-cell table:style-name="表2.A2" office:value-type="string">
            <text:p text:style-name="P4">その他全てのパラメータ</text:p>
          </table:table-cell>
          <table:table-cell table:style-name="表2.A2" office:value-type="string">
            <text:p text:style-name="P4">任意</text:p>
          </table:table-cell>
          <table:table-cell table:style-name="表2.A2" office:value-type="string">
            <text:p text:style-name="P22">任意の値</text:p>
          </table:table-cell>
          <table:table-cell table:style-name="表2.D2" office:value-type="string">
            <text:p text:style-name="P23">その他全てのパラメータはCGIプログラムに渡される。</text:p>
          </table:table-cell>
        </table:table-row>
      </table:table>
      <text:h text:style-name="Heading_20_2" text:outline-level="2">返却結果</text:h>
      <text:p text:style-name="P41">ファイル内容もしくは<text:span text:style-name="T35">CGI実行の結果</text:span></text:p>
      <text:h text:style-name="Heading_20_1" text:outline-level="1">ファイル作成操作<text:span text:style-name="T3">（</text:span><text:span text:style-name="T11">pione-</text:span><text:span text:style-name="T4">action=create</text:span><text:span text:style-name="T3">）</text:span></text:h>
      <text:p text:style-name="P41">ファイルを作成する。ファイル内容には文字列を指定することもアップロードしたいファイルを指定する事も可能である（詳細は後述）。</text:p>
      <text:h text:style-name="Heading_20_2" text:outline-level="2">URL</text:h>
      <text:p text:style-name="P48"><text:span text:style-name="T16">./</text:span><text:span text:style-name="T13">path</text:span><text:span text:style-name="T17">/</text:span><text:span text:style-name="T13">to</text:span><text:span text:style-name="T17">/</text:span><text:span text:style-name="T13">file</text:span></text:p>
      <text:h text:style-name="Heading_20_2" text:outline-level="2">パラメータ</text:h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P16">パラメータ名</text:p>
          </table:table-cell>
          <table:table-cell table:style-name="表3.A1" office:value-type="string">
            <text:p text:style-name="P12">区分</text:p>
          </table:table-cell>
          <table:table-cell table:style-name="表3.A1" office:value-type="string">
            <text:p text:style-name="P5">値</text:p>
          </table:table-cell>
          <table:table-cell table:style-name="表3.D1" office:value-type="string">
            <text:p text:style-name="P16">説明</text:p>
          </table:table-cell>
        </table:table-row>
        <table:table-row>
          <table:table-cell table:style-name="表3.A2" office:value-type="string">
            <text:p text:style-name="P26"><text:span text:style-name="T31">pione-</text:span>action</text:p>
          </table:table-cell>
          <table:table-cell table:style-name="表3.A2" office:value-type="string">
            <text:p text:style-name="P5">必須</text:p>
          </table:table-cell>
          <table:table-cell table:style-name="表3.A2" office:value-type="string">
            <text:p text:style-name="P31">create</text:p>
          </table:table-cell>
          <table:table-cell table:style-name="表3.D2" office:value-type="string">
            <text:p text:style-name="P16">ファイルを作成する。</text:p>
          </table:table-cell>
        </table:table-row>
        <table:table-row>
          <table:table-cell table:style-name="表3.A2" office:value-type="string">
            <text:p text:style-name="P32"><text:span text:style-name="T31">pione-</text:span>content</text:p>
          </table:table-cell>
          <table:table-cell table:style-name="表3.A2" office:value-type="string">
            <text:p text:style-name="P18">必須</text:p>
          </table:table-cell>
          <table:table-cell table:style-name="表3.A2" office:value-type="string">
            <text:p text:style-name="P16">ファイル内容文字列もしくはファイル自身</text:p>
          </table:table-cell>
          <table:table-cell table:style-name="表3.D2" office:value-type="string">
            <text:p text:style-name="P5">ファイル内容を文字列かまたはファイルで与える。</text:p>
          </table:table-cell>
        </table:table-row>
      </table:table>
      <text:h text:style-name="Heading_20_2" text:outline-level="2">返却結果</text:h>
      <text:p text:style-name="P41">なし</text:p>
      <text:h text:style-name="Heading_20_1" text:outline-level="1">ファイル削除<text:span text:style-name="T3">操作（</text:span><text:span text:style-name="T11">pione-</text:span><text:span text:style-name="T4">action=delete</text:span><text:span text:style-name="T3">）</text:span></text:h>
      <text:h text:style-name="Heading_20_2" text:outline-level="2">URL</text:h>
      <text:p text:style-name="P49"><text:span text:style-name="T16">./</text:span><text:span text:style-name="T13">path</text:span><text:span text:style-name="T17">/</text:span><text:span text:style-name="T13">to</text:span><text:span text:style-name="T17">/</text:span><text:span text:style-name="T13">file</text:span></text:p>
      <text:h text:style-name="Heading_20_2" text:outline-level="2">パラメータ</text:h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row>
          <table:table-cell table:style-name="表5.A1" office:value-type="string">
            <text:p text:style-name="P17">パラメータ名</text:p>
          </table:table-cell>
          <table:table-cell table:style-name="表5.A1" office:value-type="string">
            <text:p text:style-name="P13">区分</text:p>
          </table:table-cell>
          <table:table-cell table:style-name="表5.A1" office:value-type="string">
            <text:p text:style-name="P6">値</text:p>
          </table:table-cell>
          <table:table-cell table:style-name="表5.D1" office:value-type="string">
            <text:p text:style-name="P17">説明</text:p>
          </table:table-cell>
        </table:table-row>
        <table:table-row>
          <table:table-cell table:style-name="表5.A2" office:value-type="string">
            <text:p text:style-name="P27"><text:span text:style-name="T32">pione-</text:span>action</text:p>
          </table:table-cell>
          <table:table-cell table:style-name="表5.A2" office:value-type="string">
            <text:p text:style-name="P6">必須</text:p>
          </table:table-cell>
          <table:table-cell table:style-name="表5.A2" office:value-type="string">
            <text:p text:style-name="P33">delete</text:p>
          </table:table-cell>
          <table:table-cell table:style-name="表5.D2" office:value-type="string">
            <text:p text:style-name="P17">ファイルを削除する。</text:p>
          </table:table-cell>
        </table:table-row>
      </table:table>
      <text:h text:style-name="Heading_20_1" text:outline-level="1">ファイル一覧操作（<text:span text:style-name="T39">pione-</text:span>action=list）</text:h>
      <text:h text:style-name="Heading_20_2" text:outline-level="2">URL</text:h>
      <text:p text:style-name="Text_20_body">./<text:span text:style-name="T18">path/to/</text:span></text:p>
      <text:h text:style-name="Heading_20_2" text:outline-level="2"><text:soft-page-break/>パラメータ</text:h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P19">パラメータ名</text:p>
          </table:table-cell>
          <table:table-cell table:style-name="表4.A1" office:value-type="string">
            <text:p text:style-name="P14">区分</text:p>
          </table:table-cell>
          <table:table-cell table:style-name="表4.A1" office:value-type="string">
            <text:p text:style-name="P7">値</text:p>
          </table:table-cell>
          <table:table-cell table:style-name="表4.D1" office:value-type="string">
            <text:p text:style-name="P19">説明</text:p>
          </table:table-cell>
        </table:table-row>
        <table:table-row>
          <table:table-cell table:style-name="表4.A2" office:value-type="string">
            <text:p text:style-name="P28"><text:span text:style-name="T33">pione-</text:span>action</text:p>
          </table:table-cell>
          <table:table-cell table:style-name="表4.A2" office:value-type="string">
            <text:p text:style-name="P7">必須</text:p>
          </table:table-cell>
          <table:table-cell table:style-name="表4.A2" office:value-type="string">
            <text:p text:style-name="P34">list</text:p>
          </table:table-cell>
          <table:table-cell table:style-name="表4.D2" office:value-type="string">
            <text:p text:style-name="P19">ファイルを削除する。</text:p>
          </table:table-cell>
        </table:table-row>
        <table:table-row>
          <table:table-cell table:style-name="表4.A2" office:value-type="string">
            <text:p text:style-name="P35"><text:span text:style-name="T34">pione-show-</text:span>all</text:p>
          </table:table-cell>
          <table:table-cell table:style-name="表4.A2" office:value-type="string">
            <text:p text:style-name="P7">任意</text:p>
          </table:table-cell>
          <table:table-cell table:style-name="表4.A2" office:value-type="string">
            <text:p text:style-name="P35">true | false <text:span text:style-name="T3">（省略時</text:span><text:span text:style-name="T6">false</text:span><text:span text:style-name="T3">）</text:span></text:p>
          </table:table-cell>
          <table:table-cell table:style-name="表4.D2" office:value-type="string">
            <text:p text:style-name="P19">ドットで始まるファイルを無視しない。ただし<text:span text:style-name="T20">trueを指定した場合であっても</text:span>「.」及び「..」は一覧に含まれないものとする。</text:p>
          </table:table-cell>
        </table:table-row>
      </table:table>
      <text:h text:style-name="P58" text:outline-level="3">返却<text:span text:style-name="T3">結果</text:span></text:h>
      <text:p text:style-name="P46">下記構造の列から構成される<text:span text:style-name="T36">JSONデータ。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0">属性名</text:p>
          </table:table-cell>
          <table:table-cell table:style-name="表6.A1" office:value-type="string">
            <text:p text:style-name="P8">例</text:p>
          </table:table-cell>
          <table:table-cell table:style-name="表6.C1" office:value-type="string">
            <text:p text:style-name="P20">説明</text:p>
          </table:table-cell>
        </table:table-row>
        <table:table-row>
          <table:table-cell table:style-name="表6.A2" office:value-type="string">
            <text:p text:style-name="P36">name</text:p>
          </table:table-cell>
          <table:table-cell table:style-name="表6.A2" office:value-type="string">
            <text:p text:style-name="P37">test.png</text:p>
          </table:table-cell>
          <table:table-cell table:style-name="表6.C2" office:value-type="string">
            <text:p text:style-name="P20">ファイル名。パス等は含まれない、純粋な名前のみである。</text:p>
          </table:table-cell>
        </table:table-row>
        <table:table-row>
          <table:table-cell table:style-name="表6.A2" office:value-type="string">
            <text:p text:style-name="P39">type</text:p>
          </table:table-cell>
          <table:table-cell table:style-name="表6.A2" office:value-type="string">
            <text:p text:style-name="P39">file | dir</text:p>
          </table:table-cell>
          <table:table-cell table:style-name="表6.C2" office:value-type="string">
            <text:p text:style-name="P21">ファイルであれば<text:span text:style-name="T21">file、ディレクトリであればdir。</text:span></text:p>
          </table:table-cell>
        </table:table-row>
        <table:table-row>
          <table:table-cell table:style-name="表6.A2" office:value-type="string">
            <text:p text:style-name="P36">mtime</text:p>
          </table:table-cell>
          <table:table-cell table:style-name="表6.A2" office:value-type="string">
            <text:p text:style-name="P37">2004-04-01T12:00+09:00</text:p>
          </table:table-cell>
          <table:table-cell table:style-name="表6.C2" office:value-type="string">
            <text:p text:style-name="P21">最終更新日時をISO8601形式で記述した文字列。<text:line-break/>※<text:span text:style-name="T22">javascriptで受け取る場合は、Date.parse(mtimeString)でほとんどの場合Dateオブジェクトに変換可能。</text:span></text:p>
          </table:table-cell>
        </table:table-row>
        <table:table-row>
          <table:table-cell table:style-name="表6.A2" office:value-type="string">
            <text:p text:style-name="P38">size</text:p>
          </table:table-cell>
          <table:table-cell table:style-name="表6.A2" office:value-type="string">
            <text:p text:style-name="P40">3492</text:p>
          </table:table-cell>
          <table:table-cell table:style-name="表6.C2" office:value-type="string">
            <text:p text:style-name="P21">ファイルのバイトサイズ。</text:p>
          </table:table-cell>
        </table:table-row>
      </table:table>
      <text:h text:style-name="P52" text:outline-level="1">ファイルのアップロード方法</text:h>
      <text:p text:style-name="P41">ファイル作成操作は、ファイルのアップロードに対応している。これは例えば下記のように行う。</text:p>
      <text:p text:style-name="P51">&lt;form action="<text:span text:style-name="T37">example.txt</text:span>" <text:span text:style-name="T27">method="POST"</text:span> <text:span text:style-name="T27">enctype="multipart/form-data"</text:span>&gt;<text:line-break/> <text:s/>&lt;input type="hidden" name="pione-action" value="create"/&gt;<text:line-break/> <text:s/><text:span text:style-name="T27">&lt;input type="file" name="pione-content"/&gt;</text:span><text:line-break/> <text:s/>&lt;button type="submit"&gt;Call by POST&lt;/button&gt;<text:line-break/>&lt;/form&gt;</text:p>
      <text:p text:style-name="P47">ブラウザから適切にデータを送信する為には、POSTかつmultipart/form-dataを指定しなければならない点に注意する事。</text:p>
      <text:p text:style-name="Text_20_body"/>
      <text:p text:style-name="P43">以上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標準" style:font-family-generic="modern" style:font-pitch="fixed"/>
    <style:font-face style:name="IPAゴシック" svg:font-family="IPAゴシック" style:font-adornments="太字" style:font-family-generic="modern" style:font-pitch="fixed"/>
    <style:font-face style:name="IPA明朝" svg:font-family="IPA明朝" style:font-adornments="太字" style:font-family-generic="roman" style:font-pitch="fixed"/>
    <style:font-face style:name="IPA明朝1" svg:font-family="IPA明朝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00" draw:display-name="Hatching 100" draw:style="single" draw:color="#808080" draw:distance="0.011cm" draw:rotation="0"/>
    <draw:hatch draw:name="Hatching_20_101" draw:display-name="Hatching 101" draw:style="single" draw:color="#808080" draw:distance="0.011cm" draw:rotation="0"/>
    <draw:hatch draw:name="Hatching_20_102" draw:display-name="Hatching 102" draw:style="single" draw:color="#808080" draw:distance="0.011cm" draw:rotation="0"/>
    <draw:hatch draw:name="Hatching_20_103" draw:display-name="Hatching 103" draw:style="single" draw:color="#808080" draw:distance="0.011cm" draw:rotation="0"/>
    <draw:hatch draw:name="Hatching_20_104" draw:display-name="Hatching 104" draw:style="single" draw:color="#808080" draw:distance="0.011cm" draw:rotation="0"/>
    <draw:hatch draw:name="Hatching_20_98" draw:display-name="Hatching 98" draw:style="single" draw:color="#808080" draw:distance="0.011cm" draw:rotation="0"/>
    <draw:hatch draw:name="Hatching_20_99" draw:display-name="Hatching 99" draw:style="single" draw:color="#80808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1pt" fo:language="zxx" fo:country="none" style:font-name-asian="IPA明朝1" style:font-family-asian="IPA明朝" style:font-style-name-asian="標準" style:font-pitch-asian="variable" style:font-size-asian="11pt" style:language-asian="ja" style:country-asian="JP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IPA明朝1" style:font-family-asian="IPA明朝" style:font-style-name-asian="標準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 style:master-page-name="">
      <style:paragraph-properties fo:margin-top="0cm" fo:margin-bottom="0cm" style:contextual-spacing="false" fo:text-align="center" style:justify-single-word="false" style:page-number="auto"/>
      <style:text-properties fo:font-size="18pt" fo:font-weight="bold" style:font-name-asian="IPA明朝" style:font-family-asian="IPA明朝" style:font-style-name-asian="太字" style:font-family-generic-asian="roman" style:font-pitch-asian="fixe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text:number-lines="false" text:line-number="0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記述例" style:family="paragraph" style:parent-style-name="Text_20_body" style:next-style-name="Text_20_body" style:class="text" style:master-page-name="">
      <style:paragraph-properties fo:margin-left="0.199cm" fo:margin-right="0.199cm" fo:margin-top="0.275cm" fo:margin-bottom="0.275cm" style:contextual-spacing="false" fo:keep-together="auto" fo:text-indent="0cm" style:auto-text-indent="false" style:page-number="auto" fo:background-color="transparent" fo:padding="0.25cm" fo:border="0.26pt solid #000000" style:shadow="none" style:join-border="false">
        <style:tab-stops/>
        <style:background-image/>
      </style:paragraph-properties>
      <style:text-properties style:font-name="Courier New" fo:font-family="'Courier New'" style:font-style-name="標準" style:font-family-generic="modern" style:font-pitch="fixed" fo:font-size="9pt" fo:font-weight="normal" style:font-size-asian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21cm" style:contextual-spacing="false" style:page-number="auto"/>
      <style:text-properties fo:font-size="11pt" fo:font-weight="bold" style:font-name-asian="IPAゴシック" style:font-family-asian="IPAゴシック" style:font-style-name-asian="太字" style:font-family-generic-asian="modern" style:font-pitch-asian="fixed" style:font-size-asian="11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例文" style:family="paragraph" style:parent-style-name="Text_20_body" style:next-style-name="Text_20_body" style:master-page-name="">
      <style:paragraph-properties fo:margin-left="0.199cm" fo:margin-right="0.199cm" fo:margin-top="0cm" fo:margin-bottom="0cm" style:contextual-spacing="false" fo:keep-together="always" fo:text-indent="0cm" style:auto-text-indent="false" style:page-number="auto" fo:keep-with-next="always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cm" fo:margin-bottom="0cm" style:contextual-spacing="false" style:page-number="auto" fo:background-color="transparent">
        <style:background-image/>
      </style:paragraph-properties>
      <style:text-properties fo:font-size="80%" fo:font-style="normal" fo:font-weight="bold" style:font-name-asian="IPAゴシック" style:font-family-asian="IPAゴシック" style:font-style-name-asian="太字" style:font-family-generic-asian="modern" style:font-pitch-asian="fixed" style:font-size-asian="80%" style:font-style-asian="normal" style:font-weight-asian="bold" style:font-size-complex="85%" style:font-style-complex="italic" style:font-weight-complex="bold"/>
    </style:style>
    <style:style style:name="記述例_ff08_大きい_ff09_" style:display-name="記述例（大きい）" style:family="paragraph" style:parent-style-name="記述例" style:next-style-name="Text_20_body" style:master-page-name="">
      <style:paragraph-properties fo:keep-together="auto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9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表の具体内容" style:family="paragraph" style:parent-style-name="Table_20_Contents" style:auto-update="true" style:master-page-name="">
      <style:paragraph-properties fo:margin-left="0.101cm" fo:margin-right="0cm" fo:margin-top="0cm" fo:margin-bottom="0cm" style:contextual-spacing="false" fo:text-indent="0cm" style:auto-text-indent="false" style:page-number="auto" style:shadow="none"/>
    </style:style>
    <style:style style:name="照応可能" style:family="paragraph" style:parent-style-name="表の具体内容" style:auto-update="true">
      <style:text-properties fo:color="#0000ff"/>
    </style:style>
    <style:style style:name="照応不可" style:family="paragraph" style:parent-style-name="表の具体内容" style:auto-update="true">
      <style:text-properties fo:color="#ff000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用語定義" style:family="paragraph" style:parent-style-name="Text_20_body_20_indent">
      <style:paragraph-properties fo:margin-left="0.741cm" fo:margin-right="0cm" fo:margin-top="0cm" fo:margin-bottom="0.275cm" style:contextual-spacing="false" fo:text-indent="0cm" style:auto-text-indent="false"/>
      <style:text-properties fo:font-size="11pt" style:font-size-asian="11pt"/>
    </style:style>
    <style:style style:name="用語" style:family="paragraph" style:parent-style-name="Heading" style:master-page-name="">
      <style:paragraph-properties fo:margin-left="0.37cm" fo:margin-right="0cm" fo:margin-top="0cm" fo:margin-bottom="0cm" style:contextual-spacing="false" fo:keep-together="always" fo:text-indent="0cm" style:auto-text-indent="false" style:page-number="auto"/>
      <style:text-properties fo:font-size="11pt" style:font-size-asian="11pt" style:font-weight-asian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特性本文" style:family="paragraph" style:parent-style-name="Text_20_body">
      <style:text-properties fo:font-size="9pt" style:font-size-asian="9pt"/>
    </style:style>
    <style:style style:name="特性用語" style:family="paragraph" style:parent-style-name="用語">
      <style:text-properties style:font-size-asian="9pt" style:font-weight-asian="bold"/>
    </style:style>
    <style:style style:name="特性見出し" style:family="paragraph" style:parent-style-name="Heading_20_2" style:default-outline-level="" style:list-style-name="">
      <style:text-properties style:text-underline-style="solid" style:text-underline-width="auto" style:text-underline-color="font-color" style:font-size-asian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0%" fo:font-weight="bold" style:font-size-asian="70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8pt" style:font-size-asian="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language-asian="ja" style:country-asian="JP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199cm" fo:margin-bottom="0.6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15cm" fo:border="0.06pt solid #000000" style:shadow="none" draw:shadow-opacity="100%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199cm" fo:margin-bottom="0.199cm" style:wrap="dynamic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fdb7ee9" style:language-asian="ja" style:country-asian="JP"/>
    </style:style>
    <style:style style:name="MT1" style:family="text">
      <style:text-properties officeooo:rsid="34069f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インタラクション<text:span text:style-name="MT1">API仕様書</text:span><text:tab/><text:tab/><text:tab/><text:tab/>㈱なうデータ研究所</text:p>
      </style:header>
      <style:footer>
        <text:p text:style-name="Footer"><text:tab/>－<text:page-number text:select-page="current">3</text:page-number>－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6DT16H42M25S</meta:editing-duration>
    <meta:editing-cycles>17209</meta:editing-cycles>
    <meta:generator>LibreOffice/4.2.6.3$Linux_X86_64 LibreOffice_project/420m0$Build-3</meta:generator>
    <dc:date>2014-11-10T00:42:22.049285332</dc:date>
    <meta:print-date>2014-02-18T19:10:19.37</meta:print-date>
    <dc:creator>Keita Yamaguchi</dc:creator>
    <meta:document-statistic meta:table-count="6" meta:image-count="0" meta:object-count="0" meta:page-count="3" meta:paragraph-count="127" meta:word-count="1362" meta:character-count="2267" meta:non-whitespace-character-count="2214"/>
    <meta:user-defined meta:name="Info 1"/>
    <meta:user-defined meta:name="Info 2"/>
    <meta:user-defined meta:name="Info 3"/>
    <meta:user-defined meta:name="Info 4"/>
  </office:meta>
</office:document-meta>
</file>